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3" svg:x="0.2785in" svg:y="0.90099in" svg:width="12.77633in" svg:height="5.69803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382" draw:master-page-name="Master1-Layout2-obj-Titre-et-contenu" presentation:presentation-page-layout-name="Master1-PPL2" draw:id="Slide-257">
        <draw:frame draw:id="id64" draw:style-name="a383" draw:name="Image 3" svg:x="3.28704in" svg:y="1.26443in" svg:width="6.75926in" svg:height="4.97114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3" draw:style-name="a384" draw:master-page-name="Master1-Layout7-blank-Vide" presentation:presentation-page-layout-name="Master1-PPL7" draw:id="Slide-258">
        <draw:frame draw:id="id65" draw:style-name="a385" draw:name="Image 1" svg:x="0.43266in" svg:y="0.96176in" svg:width="12.46801in" svg:height="5.57648in" style:rel-width="scale" style:rel-height="scale">
          <draw:image xlink:href="media/image3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gaux</meta:initial-creator>
    <dc:creator>Margaux</dc:creator>
    <meta:creation-date>2015-03-16T10:49:33Z</meta:creation-date>
    <dc:date>2015-03-16T10:50:09Z</dc:date>
    <meta:editing-cycles>1</meta:editing-cycles>
    <meta:editing-duration>PT35S</meta:editing-duration>
    <meta:document-statistic meta:paragraph-count="0" meta:word-count="0"/>
  </office:meta>
</office:document-meta>
</file>